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6e059" officeooo:paragraph-rsid="0006e059"/>
    </style:style>
    <style:style style:name="P2" style:family="paragraph" style:parent-style-name="Standard" style:list-style-name="L1">
      <style:text-properties officeooo:rsid="0006e059" officeooo:paragraph-rsid="0006e059"/>
    </style:style>
    <style:style style:name="P3" style:family="paragraph" style:parent-style-name="Standard">
      <style:text-properties fo:font-size="16pt" fo:font-weight="bold" officeooo:rsid="0006e059" officeooo:paragraph-rsid="0006e059" style:font-size-asian="16pt" style:font-weight-asian="bold" style:font-size-complex="16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ufgabe 1 - Linux-Kommandos</text:p>
      <text:p text:style-name="P1"/>
      <text:p text:style-name="P1">Geben Sie ein Kommando an, mit dem Sie …</text:p>
      <text:p text:style-name="P1"/>
      <text:list text:style-name="L1">
        <text:list-item>
          <text:p text:style-name="P2">Handbuchseiten („man pages“) öffnen können.</text:p>
        </text:list-item>
        <text:list-item>
          <text:p text:style-name="P2">das aktuelle Verzeichnis in der Shell ausgeben können.</text:p>
        </text:list-item>
        <text:list-item>
          <text:p text:style-name="P2">ein neues Verzeichnis erzeugen können.</text:p>
        </text:list-item>
        <text:list-item>
          <text:p text:style-name="P2">in ein Verzeichnis wechseln können.</text:p>
        </text:list-item>
        <text:list-item>
          <text:p text:style-name="P2">den Inhalt eines Verzeichnisses in der Shell ausgeben können.</text:p>
        </text:list-item>
        <text:list-item>
          <text:p text:style-name="P2">eine leere Datei erzeugen können.</text:p>
        </text:list-item>
        <text:list-item>
          <text:p text:style-name="P2">versuchen können den Inhalt einer Datei zu bestimmen.</text:p>
        </text:list-item>
        <text:list-item>
          <text:p text:style-name="P2">den Inhalt verschiedener Dateien verknüpfen oder den Inhalt einer Datei ausgeben können.</text:p>
        </text:list-item>
        <text:list-item>
          <text:p text:style-name="P2">Zeilen vom Ende einer Datei in der Shell ausgeben können.</text:p>
        </text:list-item>
        <text:list-item>
          <text:p text:style-name="P2">Zeilen vom Anfang einer Datei in der Shell ausgeben können.</text:p>
        </text:list-item>
        <text:list-item>
          <text:p text:style-name="P2">Dateien oder Verzeichnisse an eine andere Stelle kopieren können.</text:p>
        </text:list-item>
        <text:list-item>
          <text:p text:style-name="P2">Dateien oder Verzeichnisse an eine andere Stelle verschieben können.</text:p>
        </text:list-item>
        <text:list-item>
          <text:p text:style-name="P2">Dateien oder Verzeichnisse löschen können.</text:p>
        </text:list-item>
        <text:list-item>
          <text:p text:style-name="P2">ein leeres Verzeichnis löschen können.</text:p>
        </text:list-item>
        <text:list-item>
          <text:p text:style-name="P2">eine Zeichenkette in der Shell ausgeben können.</text:p>
        </text:list-item>
        <text:list-item>
          <text:p text:style-name="P2">die Dateirechte von Dateien oder Verzeichnissen ändern können.</text:p>
        </text:list-item>
        <text:list-item>
          <text:p text:style-name="P2">Das Password eines Benutzers ändern können.</text:p>
        </text:list-item>
        <text:list-item>
          <text:p text:style-name="P2">die laufende Sitzung (und damit auch die Shell) beenden und den Rückgabewert eines Shell-Skripts festzulegen können.</text:p>
        </text:list-item>
        <text:list-item>
          <text:p text:style-name="P2">das System neu starten können.</text:p>
        </text:list-item>
        <text:list-item>
          <text:p text:style-name="P2">das System ausschalten können.</text:p>
        </text:list-item>
        <text:list-item>
          <text:p text:style-name="P2">einen neuen Benutzer erstellen können.</text:p>
        </text:list-item>
        <text:list-item>
          <text:p text:style-name="P2">einen Benutzer löschen können.</text:p>
        </text:list-item>
        <text:list-item>
          <text:p text:style-name="P2">einen Benutzer ändern können.</text:p>
        </text:list-item>
        <text:list-item>
          <text:p text:style-name="P2">die Gruppenzugehörigkeiten des Benutzers ausgeben können.</text:p>
        </text:list-item>
        <text:list-item>
          <text:p text:style-name="P2">eine neue Gruppe erstellen können.</text:p>
        </text:list-item>
        <text:list-item>
          <text:p text:style-name="P2">eine Gruppe löschen können.</text:p>
        </text:list-item>
        <text:list-item>
          <text:p text:style-name="P2">eine Gruppe ändern können.</text:p>
        </text:list-item>
        <text:list-item>
          <text:p text:style-name="P2">den Benutzer (⇒ Besitzer) ändern können, der einer Datei oder einem Verzeichnis zugeordnet ist.</text:p>
        </text:list-item>
        <text:list-item>
          <text:p text:style-name="P2">die Gruppe ändern können, die einer Datei oder einem Verzeichnis zugeordnet ist.</text:p>
        </text:list-item>
        <text:list-item>
          <text:p text:style-name="P2">einen „Link“ erstellen können.</text:p>
        </text:list-item>
        <text:list-item>
          <text:p text:style-name="P2">eine Datei nach den Zeilen durchsuchen können, die ein Suchmuster enthalten?</text:p>
        </text:list-item>
        <text:list-item>
          <text:p text:style-name="P2">eine Liste der laufenden Prozesse in der Shell ausgeben können.</text:p>
        </text:list-item>
        <text:list-item>
          <text:p text:style-name="P2">einen im Hintergrund der Shell laufenden Prozess in den Vordergrund holen können.</text:p>
        </text:list-item>
        <text:list-item>
          <text:p text:style-name="P2">einen Prozess in den Hintergrund der Shell verschieben können.</text:p>
        </text:list-item>
        <text:list-item>
          <text:p text:style-name="P2">einen Prozess beenden können.</text:p>
        </text:list-item>
        <text:list-item>
          <text:p text:style-name="P2">eine Gruppe von Prozessen beenden können.</text:p>
        </text:list-item>
        <text:list-item>
          <text:p text:style-name="P2">die Priorität eines neuen Prozesses festlegen können.</text:p>
        </text:list-item>
        <text:list-item>
          <text:p text:style-name="P2">die Priorität eines existierenden Prozesses ändern können.</text:p>
        </text:list-item>
        <text:list-item>
          <text:p text:style-name="P2">eine Liste der existierenden Prozesse als Baumstruktur in der Shell ausgeben können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09:22:07.681334899</meta:creation-date>
    <meta:generator>LibreOffice/7.4.7.2$Linux_X86_64 LibreOffice_project/40$Build-2</meta:generator>
    <dc:date>2024-04-30T09:37:34.120168070</dc:date>
    <meta:editing-duration>PT15M26S</meta:editing-duration>
    <meta:editing-cycles>2</meta:editing-cycles>
    <meta:document-statistic meta:table-count="0" meta:image-count="0" meta:object-count="0" meta:page-count="1" meta:paragraph-count="41" meta:word-count="343" meta:character-count="2230" meta:non-whitespace-character-count="1967"/>
  </office:meta>
</office:document-meta>
</file>